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Heading_20_3">
      <style:text-properties fo:language="en" fo:country="US"/>
    </style:style>
    <style:style style:name="P3" style:family="paragraph" style:parent-style-name="Text_20_body">
      <style:text-properties fo:language="en" fo:country="US" officeooo:rsid="000dafcd" officeooo:paragraph-rsid="000dafcd"/>
    </style:style>
    <style:style style:name="P4" style:family="paragraph" style:parent-style-name="Text_20_body" style:list-style-name="L1">
      <style:text-properties fo:language="en" fo:country="US" officeooo:rsid="000dafcd" officeooo:paragraph-rsid="000dafcd"/>
    </style:style>
    <style:style style:name="P5" style:family="paragraph" style:parent-style-name="Text_20_body">
      <style:text-properties fo:language="en" fo:country="US" officeooo:rsid="000dafcd" officeooo:paragraph-rsid="0019fce4"/>
    </style:style>
    <style:style style:name="P6" style:family="paragraph" style:parent-style-name="Text_20_body" style:list-style-name="L1">
      <style:text-properties fo:language="en" fo:country="US" officeooo:rsid="000dbff2" officeooo:paragraph-rsid="000dbff2"/>
    </style:style>
    <style:style style:name="P7" style:family="paragraph" style:parent-style-name="Text_20_body" style:list-style-name="L1">
      <style:text-properties fo:language="en" fo:country="US" officeooo:rsid="000dbff2" officeooo:paragraph-rsid="0019fce4"/>
    </style:style>
    <style:style style:name="P8" style:family="paragraph" style:parent-style-name="Text_20_body" style:list-style-name="L1">
      <style:text-properties fo:language="en" fo:country="US" officeooo:rsid="000ed6c4" officeooo:paragraph-rsid="000ed6c4"/>
    </style:style>
    <style:style style:name="P9" style:family="paragraph" style:parent-style-name="Text_20_body" style:list-style-name="L1">
      <style:text-properties fo:language="en" fo:country="US" officeooo:rsid="000ed6c4" officeooo:paragraph-rsid="000fceaf"/>
    </style:style>
    <style:style style:name="P10" style:family="paragraph" style:parent-style-name="Text_20_body" style:list-style-name="L1">
      <style:text-properties fo:language="en" fo:country="US" officeooo:rsid="000ed6c4" officeooo:paragraph-rsid="000fd3b0"/>
    </style:style>
    <style:style style:name="P11" style:family="paragraph" style:parent-style-name="Text_20_body" style:list-style-name="L1">
      <style:text-properties fo:language="en" fo:country="US" officeooo:rsid="000ed6c4" officeooo:paragraph-rsid="0011577f"/>
    </style:style>
    <style:style style:name="P12" style:family="paragraph" style:parent-style-name="Text_20_body" style:list-style-name="L1">
      <style:text-properties fo:language="en" fo:country="US" officeooo:rsid="000ed6c4" officeooo:paragraph-rsid="0019fce4"/>
    </style:style>
    <style:style style:name="P13" style:family="paragraph" style:parent-style-name="Text_20_body" style:list-style-name="L2">
      <style:text-properties officeooo:rsid="000ed6c4" officeooo:paragraph-rsid="000ed6c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d6c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6bb" style:font-weight-asian="bold" style:font-weight-complex="bold"/>
    </style:style>
    <style:style style:name="T5" style:family="text">
      <style:text-properties fo:font-weight="bold" officeooo:rsid="000fceaf" style:font-weight-asian="bold" style:font-weight-complex="bold"/>
    </style:style>
    <style:style style:name="T6" style:family="text">
      <style:text-properties fo:font-weight="bold" officeooo:rsid="0019fce4" style:font-weight-asian="bold" style:font-weight-complex="bold"/>
    </style:style>
    <style:style style:name="T7" style:family="text">
      <style:text-properties officeooo:rsid="000ed6c4"/>
    </style:style>
    <style:style style:name="T8" style:family="text">
      <style:text-properties officeooo:rsid="000fceaf"/>
    </style:style>
    <style:style style:name="T9" style:family="text">
      <style:text-properties officeooo:rsid="000fd3b0"/>
    </style:style>
    <style:style style:name="T10" style:family="text">
      <style:text-properties officeooo:rsid="0011577f"/>
    </style:style>
    <style:style style:name="T11" style:family="text">
      <style:text-properties officeooo:rsid="0012372f"/>
    </style:style>
    <style:style style:name="T12" style:family="text">
      <style:text-properties officeooo:rsid="001316bb"/>
    </style:style>
    <style:style style:name="T13" style:family="text">
      <style:text-properties officeooo:rsid="0014db54"/>
    </style:style>
    <style:style style:name="T14" style:family="text">
      <style:text-properties officeooo:rsid="0016d5bd"/>
    </style:style>
    <style:style style:name="T15" style:family="text">
      <style:text-properties officeooo:rsid="0017eb90"/>
    </style:style>
    <style:style style:name="T16" style:family="text">
      <style:text-properties officeooo:rsid="0019fce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ersonal Knowledge Organization Ontology (PKO-Onto)</text:h>
      <text:p text:style-name="P3">This ontology is designed for personal activity management.</text:p>
      <text:h text:style-name="P2" text:outline-level="3">Competency questions</text:h>
      <text:list xml:id="list1490020029" text:style-name="L1">
        <text:list-item>
          <text:p text:style-name="P4">When was an <text:span text:style-name="T3">activity</text:span> carried out?</text:p>
          <text:list>
            <text:list-item>
              <text:p text:style-name="P8">Concepts: Activity, <text:span text:style-name="T11">Time</text:span></text:p>
            </text:list-item>
            <text:list-item>
              <text:p text:style-name="P8">Data properties: </text:p>
            </text:list-item>
            <text:list-item>
              <text:p text:style-name="P8">Object properties: <text:s/><text:span text:style-name="T14">Activiey – </text:span><text:span text:style-name="T3">hasTime</text:span> – <text:span text:style-name="T14">Time </text:span></text:p>
            </text:list-item>
          </text:list>
        </text:list-item>
        <text:list-item>
          <text:p text:style-name="P4">Who carried out <text:span text:style-name="T3">activity</text:span> X?</text:p>
          <text:list>
            <text:list-item>
              <text:p text:style-name="P9">Concepts: Activity, <text:span text:style-name="T4">Agent</text:span></text:p>
            </text:list-item>
            <text:list-item>
              <text:p text:style-name="P9">Data properties: </text:p>
            </text:list-item>
            <text:list-item>
              <text:p text:style-name="P9">Object properties: <text:span text:style-name="T15">Activity – </text:span><text:span text:style-name="T3">h</text:span><text:span text:style-name="T5">asSubject</text:span><text:span text:style-name="T8"> – </text:span><text:span text:style-name="T15">Agent</text:span></text:p>
            </text:list-item>
          </text:list>
        </text:list-item>
        <text:list-item>
          <text:p text:style-name="P4">Which <text:span text:style-name="T3">resources</text:span> where used to carried out <text:span text:style-name="T3">activity</text:span> X?</text:p>
          <text:list>
            <text:list-item>
              <text:p text:style-name="P9">Concepts: Activity, <text:span text:style-name="T12">Resource</text:span></text:p>
            </text:list-item>
            <text:list-item>
              <text:p text:style-name="P9">Data properties: </text:p>
            </text:list-item>
            <text:list-item>
              <text:p text:style-name="P9">Object properties:<text:span text:style-name="T8">usesResource</text:span></text:p>
            </text:list-item>
          </text:list>
        </text:list-item>
        <text:list-item>
          <text:p text:style-name="P4">What motivated the actions of <text:span text:style-name="T3">activity</text:span> X?</text:p>
          <text:list>
            <text:list-item>
              <text:p text:style-name="P9">Concepts: Activity</text:p>
            </text:list-item>
            <text:list-item>
              <text:p text:style-name="P9">Data properties: <text:span text:style-name="T8">isMotivatedBy</text:span></text:p>
            </text:list-item>
            <text:list-item>
              <text:p text:style-name="P9">Object properties:</text:p>
            </text:list-item>
          </text:list>
        </text:list-item>
        <text:list-item>
          <text:p text:style-name="P4">What are the rules to follow during <text:span text:style-name="T3">activity</text:span> X?</text:p>
          <text:list>
            <text:list-item>
              <text:p text:style-name="P10">Concepts: Activity</text:p>
            </text:list-item>
            <text:list-item>
              <text:p text:style-name="P10">Data properties: has<text:span text:style-name="T9">Rule</text:span></text:p>
            </text:list-item>
            <text:list-item>
              <text:p text:style-name="P10">Object properties:</text:p>
            </text:list-item>
          </text:list>
        </text:list-item>
        <text:list-item>
          <text:p text:style-name="P4">Where is <text:span text:style-name="T3">activity</text:span> X carried out?</text:p>
          <text:list>
            <text:list-item>
              <text:p text:style-name="P11">Concepts: Activity, <text:span text:style-name="T13">Location</text:span></text:p>
            </text:list-item>
            <text:list-item>
              <text:p text:style-name="P11">Data properties: </text:p>
            </text:list-item>
            <text:list-item>
              <text:p text:style-name="P11">Object properties: <text:span text:style-name="T10">hasLocation</text:span></text:p>
            </text:list-item>
          </text:list>
        </text:list-item>
        <text:list-item>
          <text:p text:style-name="P6">What are the objectives of an <text:span text:style-name="T3">activity</text:span>?</text:p>
          <text:list>
            <text:list-item>
              <text:p text:style-name="P11">Concepts: Activity</text:p>
            </text:list-item>
            <text:list-item>
              <text:p text:style-name="P11">Data properties: </text:p>
            </text:list-item>
            <text:list-item>
              <text:p text:style-name="P11">Object properties:</text:p>
            </text:list-item>
          </text:list>
        </text:list-item>
        <text:list-item>
          <text:p text:style-name="P6"><text:soft-page-break/>What are sub-activities of an <text:span text:style-name="T3">activity</text:span>?</text:p>
          <text:list>
            <text:list-item>
              <text:p text:style-name="P11">Concepts: Activity</text:p>
            </text:list-item>
            <text:list-item>
              <text:p text:style-name="P11">Data properties: </text:p>
            </text:list-item>
            <text:list-item>
              <text:p text:style-name="P11">Object properties:</text:p>
            </text:list-item>
          </text:list>
        </text:list-item>
        <text:list-item>
          <text:p text:style-name="P7"><text:span text:style-name="T16">An </text:span><text:span text:style-name="T6">activity</text:span><text:span text:style-name="T16"> is followed and preceded by</text:span> an <text:span text:style-name="T3">activity</text:span>?</text:p>
          <text:list>
            <text:list-item>
              <text:p text:style-name="P12">Concepts: Activity</text:p>
            </text:list-item>
            <text:list-item>
              <text:p text:style-name="P12">Data properties: </text:p>
            </text:list-item>
            <text:list-item>
              <text:p text:style-name="P12">Object properties: <text:span text:style-name="T16">Activity – followed/preceded – Activity</text:span></text:p>
            </text:list-item>
          </text:list>
        </text:list-item>
      </text:list>
      <text:p text:style-name="P5"/>
      <text:h text:style-name="P2" text:outline-level="3">Rule within PKO-Onto</text:h>
      <text:p text:style-name="P3"/>
      <text:h text:style-name="P2" text:outline-level="3">Validation <text:span text:style-name="T7">Constrain</text:span></text:h>
      <text:list xml:id="list3918683836" text:style-name="L2">
        <text:list-item>
          <text:p text:style-name="P13"><text:span text:style-name="T2">A</text:span><text:span text:style-name="T1">n activity should have at least the agent carrying i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03.150262493</meta:creation-date>
    <dc:date>2023-09-15T07:58:36.175777161</dc:date>
    <meta:editing-duration>PT2H57M7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201" meta:character-count="1277" meta:non-whitespace-character-count="1140"/>
  </office:meta>
</office:document-meta>
</file>